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6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3.78cm"/>
    </style:style>
    <style:style style:name="co5" style:family="table-column">
      <style:table-column-properties fo:break-before="auto" style:column-width="4.133cm"/>
    </style:style>
    <style:style style:name="co6" style:family="table-column">
      <style:table-column-properties fo:break-before="auto" style:column-width="3.68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C_Count" table:style-name="ta1">
        <table:shapes>
          <draw:frame draw:z-index="0" draw:style-name="gr1" draw:text-style-name="P1" svg:width="15.999cm" svg:height="8.999cm" svg:x="11.163cm" svg:y="1.786cm">
            <draw:object draw:notify-on-update-of-ranges="IC_Count.B1:IC_Count.B1 IC_Count.B2:IC_Count.B32 IC_Count.C1:IC_Count.C1 IC_Count.C2:IC_Count.C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BEACON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vergence" table:style-name="ta1">
        <table:shapes>
          <draw:frame draw:z-index="0" draw:style-name="gr1" draw:text-style-name="P1" svg:width="15.999cm" svg:height="8.999cm" svg:x="31.995cm" svg:y="0.389cm">
            <draw:object draw:notify-on-update-of-ranges="Convergence.A2:Convergence.A11 Convergence.B1:Convergence.B1 Convergence.B2:Convergence.B11 Convergence.C1:Convergence.C1 Convergence.C2:Convergence.C11 Convergence.D1:Convergence.D1 Convergence.D2:Convergence.D11 Convergence.E1:Convergence.E1 Convergence.E2:Convergence.E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38.301cm" svg:y="17.778cm">
            <draw:object draw:notify-on-update-of-ranges="Convergence.A16:Convergence.A20 Convergence.B15:Convergence.B15 Convergence.B16:Convergence.B20 Convergence.C15:Convergence.C15 Convergence.C16:Convergence.C20 Convergence.D15:Convergence.D15 Convergence.D16:Convergence.D20 Convergence.E15:Convergence.E15 Convergence.E16:Convergence.E2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row table:style-name="ro2">
          <table:table-cell/>
          <table:table-cell office:value-type="string">
            <text:p>Count-Random</text:p>
          </table:table-cell>
          <table:table-cell office:value-type="string">
            <text:p>Beacon – Random</text:p>
          </table:table-cell>
          <table:table-cell office:value-type="string">
            <text:p>Beacon – BA</text:p>
          </table:table-cell>
          <table:table-cell office:value-type="string">
            <text:p>Beacon – WS</text:p>
          </table:table-cell>
          <table:table-cell table:number-columns-repeated="1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27">
            <text:p>127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86">
            <text:p>586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table:number-columns-repeated="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90">
            <text:p>890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13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96">
            <text:p>109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number-columns-repeated="1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67">
            <text:p>1667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table:number-columns-repeated="13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7757">
            <text:p>7757</text:p>
          </table:table-cell>
          <table:table-cell table:style-name="ce1" office:value-type="float" office:value="68">
            <text:p>68</text:p>
          </table:table-cell>
          <table:table-cell office:value-type="float" office:value="56">
            <text:p>56</text:p>
          </table:table-cell>
          <table:table-cell table:style-name="ce1" office:value-type="float" office:value="59">
            <text:p>59</text:p>
          </table:table-cell>
          <table:table-cell table:number-columns-repeated="13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5153">
            <text:p>5153</text:p>
          </table:table-cell>
          <table:table-cell table:style-name="ce1" office:value-type="float" office:value="53">
            <text:p>53</text:p>
          </table:table-cell>
          <table:table-cell office:value-type="float" office:value="59">
            <text:p>59</text:p>
          </table:table-cell>
          <table:table-cell table:style-name="ce1" office:value-type="float" office:value="58">
            <text:p>58</text:p>
          </table:table-cell>
          <table:table-cell table:number-columns-repeated="13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9825">
            <text:p>9825</text:p>
          </table:table-cell>
          <table:table-cell table:style-name="ce1"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table:number-columns-repeated="13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2815">
            <text:p>32815</text:p>
          </table:table-cell>
          <table:table-cell table:style-name="ce1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13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712">
            <text:p>21712</text:p>
          </table:table-cell>
          <table:table-cell table:style-name="ce1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2">
          <table:table-cell/>
          <table:table-cell office:value-type="string">
            <text:p>Count-Random</text:p>
          </table:table-cell>
          <table:table-cell office:value-type="string">
            <text:p>Beacon – Random</text:p>
          </table:table-cell>
          <table:table-cell office:value-type="string">
            <text:p>Beacon – BA</text:p>
          </table:table-cell>
          <table:table-cell office:value-type="string">
            <text:p>Beacon – WS</text:p>
          </table:table-cell>
          <table:table-cell table:style-name="ce1" table:number-columns-repeated="1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7">
            <text:p>17</text:p>
          </table:table-cell>
          <table:table-cell/>
          <table:table-cell table:style-name="ce1" table:number-columns-repeated="12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5">
            <text:p>15</text:p>
          </table:table-cell>
          <table:table-cell/>
          <table:table-cell table:style-name="ce1"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3">
            <text:p>23</text:p>
          </table:table-cell>
          <table:table-cell/>
          <table:table-cell table:style-name="ce1" table:number-columns-repeated="12"/>
        </table:table-row>
        <table:table-row table:style-name="ro1">
          <table:table-cell office:value-type="float" office:value="100">
            <text:p>10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/>
          <table:table-cell table:style-name="ce1" table:number-columns-repeated="12"/>
        </table:table-row>
        <table:table-row table:style-name="ro1">
          <table:table-cell office:value-type="float" office:value="200">
            <text:p>20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7">
            <text:p>27</text:p>
          </table:table-cell>
          <table:table-cell/>
          <table:table-cell table:style-name="ce1" table:number-columns-repeated="12"/>
        </table:table-row>
        <table:table-row table:style-name="ro1">
          <table:table-cell/>
          <table:table-cell table:style-name="ce1" table:number-columns-repeated="17"/>
        </table:table-row>
        <table:table-row table:style-name="ro2">
          <table:table-cell/>
          <table:table-cell office:value-type="string">
            <text:p>Count-Random</text:p>
          </table:table-cell>
          <table:table-cell office:value-type="string">
            <text:p>Beacon – Random</text:p>
          </table:table-cell>
          <table:table-cell office:value-type="string">
            <text:p>Beacon – BA</text:p>
          </table:table-cell>
          <table:table-cell office:value-type="string">
            <text:p>Beacon – WS</text:p>
          </table:table-cell>
          <table:table-cell table:style-name="ce1" table:number-columns-repeated="13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7757">
            <text:p>7757</text:p>
          </table:table-cell>
          <table:table-cell table:style-name="ce1" office:value-type="float" office:value="68">
            <text:p>68</text:p>
          </table:table-cell>
          <table:table-cell office:value-type="float" office:value="56">
            <text:p>56</text:p>
          </table:table-cell>
          <table:table-cell table:style-name="ce1" office:value-type="float" office:value="59">
            <text:p>59</text:p>
          </table:table-cell>
          <table:table-cell/>
          <table:table-cell table:style-name="ce1" table:number-columns-repeated="1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5153">
            <text:p>5153</text:p>
          </table:table-cell>
          <table:table-cell table:style-name="ce1" office:value-type="float" office:value="53">
            <text:p>53</text:p>
          </table:table-cell>
          <table:table-cell office:value-type="float" office:value="59">
            <text:p>59</text:p>
          </table:table-cell>
          <table:table-cell table:style-name="ce1" office:value-type="float" office:value="58">
            <text:p>58</text:p>
          </table:table-cell>
          <table:table-cell table:style-name="ce1" table:number-columns-repeated="13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9825">
            <text:p>9825</text:p>
          </table:table-cell>
          <table:table-cell table:style-name="ce1"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table:style-name="ce1" table:number-columns-repeated="13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2815">
            <text:p>32815</text:p>
          </table:table-cell>
          <table:table-cell table:style-name="ce1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style-name="ce1" table:number-columns-repeated="13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712">
            <text:p>21712</text:p>
          </table:table-cell>
          <table:table-cell table:style-name="ce1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/>
          <table:table-cell table:style-name="ce1" table:number-columns-repeated="12"/>
        </table:table-row>
        <table:table-row table:style-name="ro1" table:number-rows-repeated="3">
          <table:table-cell table:number-columns-repeated="2"/>
          <table:table-cell table:style-name="ce1" table:number-columns-repeated="16"/>
        </table:table-row>
        <table:table-row table:style-name="ro1" table:number-rows-repeated="104854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T18:14:1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Corti</meta:initial-creator>
    <meta:creation-date>2014-04-15T16:42:03</meta:creation-date>
    <dc:date>2014-04-15T18:35:22</dc:date>
    <dc:creator>Nicola Corti</dc:creator>
    <meta:editing-duration>PT15M32S</meta:editing-duration>
    <meta:editing-cycles>3</meta:editing-cycles>
    <meta:generator>LibreOffice/4.0.2.2$Linux_X86_64 LibreOffice_project/400m0$Build-2</meta:generator>
    <meta:document-statistic meta:table-count="2" meta:cell-count="2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13cm" svg:y="0.316cm" chart:style-name="ch2">
          <text:p>Conteggio del numero di messaggi IC</text:p>
        </chart:title>
        <chart:legend chart:legend-position="bottom" svg:x="5.543cm" svg:y="8.217cm" style:legend-expansion="wide" chart:style-name="ch3"/>
        <chart:plot-area chart:style-name="ch4" table:cell-range-address="IC_Count.B1:IC_Count.C32" chart:data-source-has-labels="row" svg:x="0.894cm" svg:y="1.077cm" svg:width="14.459cm" svg:height="7.161cm">
          <chartooo:coordinate-region svg:x="1.701cm" svg:y="1.276cm" svg:width="13.652cm" svg:height="6.763cm"/>
          <chart:axis chart:dimension="x" chart:name="primary-x" chart:style-name="ch5">
            <chart:title svg:x="1.873cm" svg:y="8.305cm" chart:style-name="ch6">
              <text:p>Ciclo</text:p>
            </chart:title>
          </chart:axis>
          <chart:axis chart:dimension="y" chart:name="primary-y" chart:style-name="ch7">
            <chart:title svg:x="0.463cm" svg:y="7.185cm" chart:style-name="ch8">
              <text:p># Messaggi</text:p>
            </chart:title>
            <chart:grid chart:style-name="ch9" chart:class="major"/>
          </chart:axis>
          <chart:series chart:style-name="ch10" chart:values-cell-range-address="IC_Count.B2:IC_Count.B32" chart:label-cell-address="IC_Count.B1:IC_Count.B1" chart:class="chart:line">
            <chart:data-point chart:repeated="31"/>
          </chart:series>
          <chart:series chart:style-name="ch11" chart:values-cell-range-address="IC_Count.C2:IC_Count.C32" chart:label-cell-address="IC_Count.C1:IC_Count.C1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ACON</text:p>
                <draw:g>
                  <svg:desc>IC_Count.B1:IC_Count.B1</svg:desc>
                </draw:g>
              </table:table-cell>
              <table:table-cell office:value-type="string">
                <text:p>COUNT</text:p>
                <draw:g>
                  <svg:desc>IC_Count.C1:IC_Coun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IC_Count.B2:IC_Count.B32</svg:desc>
                </draw:g>
              </table:table-cell>
              <table:table-cell office:value-type="float" office:value="100">
                <text:p>100</text:p>
                <draw:g>
                  <svg:desc>IC_Count.C2:IC_Count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Velocità dell'algoritmo in termini di cicli</text:p>
        </chart:title>
        <chart:legend svg:x="12.414cm" svg:y="3.454cm" style:legend-expansion="custom" chartooo:width="3.263cm" chartooo:height="2.571cm" style:legend-expansion-aspect-ratio="1.26915597043952" chart:style-name="ch3"/>
        <chart:plot-area chart:style-name="ch4" table:cell-range-address="Convergence.A1:Convergence.E11" chart:data-source-has-labels="both" svg:x="0.199cm" svg:y="1.382cm" svg:width="12.213cm" svg:height="7.137cm">
          <chartooo:coordinate-region svg:x="1.561cm" svg:y="1.581cm" svg:width="10.851cm" svg:height="6.291cm"/>
          <chart:axis chart:dimension="x" chart:name="primary-x" chart:style-name="ch5" chartooo:axis-type="auto">
            <chartooo:date-scale/>
            <chart:title svg:x="6.106cm" svg:y="8.438cm" chart:style-name="ch6">
              <text:p>Dimensione</text:p>
            </chart:title>
            <chart:categories table:cell-range-address="Convergence.A2:Convergence.A11"/>
          </chart:axis>
          <chart:axis chart:dimension="y" chart:name="primary-y" chart:style-name="ch7">
            <chart:title svg:x="0cm" svg:y="5.457cm" chart:style-name="ch8">
              <text:p># Cicli</text:p>
            </chart:title>
            <chart:grid chart:style-name="ch9" chart:class="major"/>
          </chart:axis>
          <chart:series chart:style-name="ch10" chart:values-cell-range-address="Convergence.B2:Convergence.B11" chart:label-cell-address="Convergence.B1:Convergence.B1" chart:class="chart:bar">
            <chart:data-point chart:repeated="10"/>
          </chart:series>
          <chart:series chart:style-name="ch11" chart:values-cell-range-address="Convergence.C2:Convergence.C11" chart:label-cell-address="Convergence.C1:Convergence.C1" chart:class="chart:bar">
            <chart:data-point chart:repeated="10"/>
          </chart:series>
          <chart:series chart:style-name="ch12" chart:values-cell-range-address="Convergence.D2:Convergence.D11" chart:label-cell-address="Convergence.D1:Convergence.D1" chart:class="chart:bar">
            <chart:data-point chart:repeated="10"/>
          </chart:series>
          <chart:series chart:style-name="ch13" chart:values-cell-range-address="Convergence.E2:Convergence.E11" chart:label-cell-address="Convergence.E1:Convergence.E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-Random</text:p>
                <draw:g>
                  <svg:desc>Convergence.B1:Convergence.B1</svg:desc>
                </draw:g>
              </table:table-cell>
              <table:table-cell office:value-type="string">
                <text:p>Beacon – Random</text:p>
                <draw:g>
                  <svg:desc>Convergence.C1:Convergence.C1</svg:desc>
                </draw:g>
              </table:table-cell>
              <table:table-cell office:value-type="string">
                <text:p>Beacon – BA</text:p>
                <draw:g>
                  <svg:desc>Convergence.D1:Convergence.D1</svg:desc>
                </draw:g>
              </table:table-cell>
              <table:table-cell office:value-type="string">
                <text:p>Beacon – WS</text:p>
                <draw:g>
                  <svg:desc>Convergence.E1:Convergence.E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Convergence.A2:Convergence.A11</svg:desc>
                </draw:g>
              </table:table-cell>
              <table:table-cell office:value-type="float" office:value="127">
                <text:p>127</text:p>
                <draw:g>
                  <svg:desc>Convergence.B2:Convergence.B11</svg:desc>
                </draw:g>
              </table:table-cell>
              <table:table-cell office:value-type="float" office:value="35">
                <text:p>35</text:p>
                <draw:g>
                  <svg:desc>Convergence.C2:Convergence.C11</svg:desc>
                </draw:g>
              </table:table-cell>
              <table:table-cell office:value-type="float" office:value="54">
                <text:p>54</text:p>
                <draw:g>
                  <svg:desc>Convergence.D2:Convergence.D11</svg:desc>
                </draw:g>
              </table:table-cell>
              <table:table-cell office:value-type="float" office:value="50">
                <text:p>50</text:p>
                <draw:g>
                  <svg:desc>Convergence.E2:Convergence.E1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86">
                <text:p>586</text:p>
              </table:table-cell>
              <table:table-cell office:value-type="float" office:value="39">
                <text:p>39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90">
                <text:p>890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96">
                <text:p>109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67">
                <text:p>1667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757">
                <text:p>7757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153">
                <text:p>5153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9825">
                <text:p>9825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2815">
                <text:p>32815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1712">
                <text:p>21712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Velocità dell'algoritmo in termini di cicli</text:p>
        </chart:title>
        <chart:legend svg:x="12.414cm" svg:y="3.454cm" style:legend-expansion="custom" chartooo:width="3.263cm" chartooo:height="2.571cm" style:legend-expansion-aspect-ratio="1.26915597043952" chart:style-name="ch3"/>
        <chart:plot-area chart:style-name="ch4" table:cell-range-address="Convergence.A15:Convergence.E20" chart:data-source-has-labels="both" svg:x="0.754cm" svg:y="1.382cm" svg:width="11.658cm" svg:height="7.137cm">
          <chartooo:coordinate-region svg:x="1.561cm" svg:y="1.581cm" svg:width="10.851cm" svg:height="6.291cm"/>
          <chart:axis chart:dimension="x" chart:name="primary-x" chart:style-name="ch5" chartooo:axis-type="auto">
            <chartooo:date-scale/>
            <chart:title svg:x="6.108cm" svg:y="8.438cm" chart:style-name="ch6">
              <text:p>Dimensione</text:p>
            </chart:title>
            <chart:categories table:cell-range-address="Convergence.A16:Convergence.A20"/>
          </chart:axis>
          <chart:axis chart:dimension="y" chart:name="primary-y" chart:style-name="ch7">
            <chart:title svg:x="0cm" svg:y="5.457cm" chart:style-name="ch8">
              <text:p># Cicli</text:p>
            </chart:title>
            <chart:grid chart:style-name="ch9" chart:class="major"/>
          </chart:axis>
          <chart:series chart:style-name="ch10" chart:values-cell-range-address="Convergence.B16:Convergence.B20" chart:label-cell-address="Convergence.B15:Convergence.B15" chart:class="chart:bar">
            <chart:data-point chart:repeated="5"/>
          </chart:series>
          <chart:series chart:style-name="ch11" chart:values-cell-range-address="Convergence.C16:Convergence.C20" chart:label-cell-address="Convergence.C15:Convergence.C15" chart:class="chart:bar">
            <chart:data-point chart:repeated="5"/>
          </chart:series>
          <chart:series chart:style-name="ch12" chart:values-cell-range-address="Convergence.D16:Convergence.D20" chart:label-cell-address="Convergence.D15:Convergence.D15" chart:class="chart:bar">
            <chart:data-point chart:repeated="5"/>
          </chart:series>
          <chart:series chart:style-name="ch13" chart:values-cell-range-address="Convergence.E16:Convergence.E20" chart:label-cell-address="Convergence.E15:Convergence.E1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-Random</text:p>
                <draw:g>
                  <svg:desc>Convergence.B15:Convergence.B15</svg:desc>
                </draw:g>
              </table:table-cell>
              <table:table-cell office:value-type="string">
                <text:p>Beacon – Random</text:p>
                <draw:g>
                  <svg:desc>Convergence.C15:Convergence.C15</svg:desc>
                </draw:g>
              </table:table-cell>
              <table:table-cell office:value-type="string">
                <text:p>Beacon – BA</text:p>
                <draw:g>
                  <svg:desc>Convergence.D15:Convergence.D15</svg:desc>
                </draw:g>
              </table:table-cell>
              <table:table-cell office:value-type="string">
                <text:p>Beacon – WS</text:p>
                <draw:g>
                  <svg:desc>Convergence.E15:Convergence.E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nvergence.A16:Convergence.A20</svg:desc>
                </draw:g>
              </table:table-cell>
              <table:table-cell office:value-type="float" office:value="19">
                <text:p>19</text:p>
                <draw:g>
                  <svg:desc>Convergence.B16:Convergence.B20</svg:desc>
                </draw:g>
              </table:table-cell>
              <table:table-cell office:value-type="float" office:value="21">
                <text:p>21</text:p>
                <draw:g>
                  <svg:desc>Convergence.C16:Convergence.C20</svg:desc>
                </draw:g>
              </table:table-cell>
              <table:table-cell office:value-type="float" office:value="13">
                <text:p>13</text:p>
                <draw:g>
                  <svg:desc>Convergence.D16:Convergence.D20</svg:desc>
                </draw:g>
              </table:table-cell>
              <table:table-cell office:value-type="float" office:value="17">
                <text:p>17</text:p>
                <draw:g>
                  <svg:desc>Convergence.E16:Convergence.E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